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2pt" style:font-size-asian="12pt" style:font-size-complex="12pt"/>
    </style:style>
    <style:style style:name="P2" style:family="paragraph" style:parent-style-name="Standard">
      <style:text-properties fo:font-size="12pt" fo:language="ru" fo:country="RU" style:font-size-asian="12pt" style:font-size-complex="12pt"/>
    </style:style>
    <style:style style:name="P3" style:family="paragraph" style:parent-style-name="Standard">
      <style:text-properties fo:font-size="12pt" fo:language="en" fo:country="US" style:font-size-asian="12pt" style:font-size-complex="12pt"/>
    </style:style>
    <style:style style:name="P4" style:family="paragraph" style:parent-style-name="Standard">
      <style:text-properties fo:font-size="18pt" fo:language="ru" fo:country="RU" style:font-size-asian="18pt" style:font-size-complex="18pt"/>
    </style:style>
    <style:style style:name="P5" style:family="paragraph" style:parent-style-name="Standard">
      <style:text-properties fo:language="ru" fo:country="RU"/>
    </style:style>
    <style:style style:name="P6" style:family="paragraph" style:parent-style-name="Standard">
      <style:text-properties fo:font-size="20pt" fo:font-weight="bold" style:font-size-asian="20pt" style:font-weight-asian="bold" style:font-size-complex="20pt" style:font-weight-complex="bold"/>
    </style:style>
    <style:style style:name="P7" style:family="paragraph" style:parent-style-name="Standard">
      <style:text-properties fo:language="en" fo:country="US"/>
    </style:style>
    <style:style style:name="P8" style:family="paragraph" style:parent-style-name="Standard">
      <style:text-properties fo:language="ru" fo:country="RU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language="en" fo:country="US"/>
    </style:style>
    <style:style style:name="T3" style:family="text">
      <style:text-properties fo:language="ru" fo:country="RU"/>
    </style:style>
    <style:style style:name="T4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Cristmas Dino</text:p>
      <text:p text:style-name="Standard"/>
      <text:p text:style-name="Standard"><text:span text:style-name="T3">Игра гугл динозаврик со своими особенностями и фишками.</text:span><text:line-break/><text:line-break/><text:span text:style-name="T1">Применённые технологии</text:span></text:p>
      <text:p text:style-name="P1"/>
      <text:p text:style-name="P7"><text:span text:style-name="T4">Cristmas dino</text:span> —<text:span text:style-name="T3"> это </text:span>2D игра <text:span text:style-name="T3">в жанре ранер, созданная с помощью библиотеки </text:span>pygame<text:span text:style-name="T3">.</text:span></text:p>
      <text:p text:style-name="P5"/>
      <text:p text:style-name="P5">При запуске программы открывается главное меню, откуда можно выйти в настройки, статистику, свободную игру и уровни.</text:p>
      <text:p text:style-name="P5"/>
      <text:p text:style-name="P7"><text:span text:style-name="T3">Использованные библиотеки:<text:line-break/></text:span>os —<text:span text:style-name="T3"> для загрузки изображений<text:line-break/></text:span>sys – <text:span text:style-name="T3">для завершения работы<text:line-break/></text:span>pygame – <text:span text:style-name="T3">для интерфейса и т. д.<text:line-break/>r</text:span>andom – <text:span text:style-name="T3">для случайного создания препятствий в свободном режиме.</text:span></text:p>
      <text:p text:style-name="P5"/>
      <text:p text:style-name="P7"><text:span text:style-name="T3">При стандартном (не изменённом) управлении:<text:line-break/>Пробел — заставляет персонажа прыгнуть<text:line-break/></text:span>Shift – <text:span text:style-name="T3">заставляет персонажа лечь</text:span></text:p>
      <text:p text:style-name="P5"/>
      <text:p text:style-name="P5">Загрузка уровней:</text:p>
      <text:p text:style-name="P5">Состоит из последовательных элементов, разделённых тире (-)<text:line-break/>Чередуется число (расстояние, на котором появляется препятствие) и тип препятствия.</text:p>
      <text:p text:style-name="P7">S – <text:span text:style-name="T3">снеговик 1 (количество </text:span>S – <text:span text:style-name="T3">количество препятствий в 1 месте)</text:span></text:p>
      <text:p text:style-name="P7">s – <text:span text:style-name="T3">снеговик 2 (количество s</text:span> – <text:span text:style-name="T3">количество препятствий в 1 месте)</text:span></text:p>
      <text:p text:style-name="P7">c – <text:span text:style-name="T3">сугроб (количество c</text:span> – <text:span text:style-name="T3">количество препятствий в 1 месте)</text:span></text:p>
      <text:p text:style-name="P7">T – <text:span text:style-name="T3">дерево 1 (количество T</text:span> – <text:span text:style-name="T3">количество препятствий в 1 месте)</text:span></text:p>
      <text:p text:style-name="P7">t – <text:span text:style-name="T3">дерево 2 (количество t</text:span> – <text:span text:style-name="T3">количество препятствий в 1 месте)</text:span></text:p>
      <text:p text:style-name="P7">P1 – <text:span text:style-name="T3">дед мороз в средней позиции (если </text:span>P0 <text:span text:style-name="T3">или </text:span>P2, <text:span text:style-name="T3">то в позиции сверху и снизу соответственно)</text:span></text:p>
      <text:p text:style-name="Standard"/>
      <text:p text:style-name="P4">Запуск</text:p>
      <text:p text:style-name="P4"/>
      <text:p text:style-name="P5">Программу можно запустить двумя способами:<text:line-break/>1. Запустить файл <text:span text:style-name="T2">main.py<text:line-break/></text:span>2. Запустить файл <text:span text:style-name="T2">main.exe </text:span>(в папке <text:span text:style-name="T2">dist</text:span>)</text:p>
      <text:p text:style-name="P5"/>
      <text:p text:style-name="P4">Использование</text:p>
      <text:p text:style-name="P4"/>
      <text:p text:style-name="P2">После запуска откроется окно.</text:p>
      <text:p text:style-name="P3"/>
      <text:p text:style-name="P2">Можно зайти в статистику (правый верхний угол) и посмотреть ваш лучший, средний и худший результат, сумму очков, а так же количество игр. При этом учитываются только забеги в свободном режиме.</text:p>
      <text:p text:style-name="P2"/>
      <text:p text:style-name="P2">Можно зайти в свободный режим (левая кнопка по центру). В нём персонаж бежит бесконечно, пока не заденет «кактус» или «птерадактеля». Препятствия так же появляются бесконечно и двигаются с «игровой скоростью» пока не дойдут до края экрана, а потом <text:soft-page-break/>удаляются. При этом скорость игры увеличивается со временем. Можно выйти в любой момент, нажав <text:span text:style-name="T2">Esc. </text:span>При этом результат забега не сохраниться. После «смерти» персонажа высвечивается окно со счётом и лучшим результатом. После этого можно возродиться, нажав на пробел.</text:p>
      <text:p text:style-name="P2"/>
      <text:p text:style-name="P2">Можно зайти в режим уровней (правая кнопка по центру). Можно выйти в любой момент, нажав <text:span text:style-name="T2">Esc. </text:span>Результаты не сохраняются в этом режиме. Всего есть 5 уровней, можно выбрать любой из них. После прохождения уровня заспавнится флаг, врезавшись в который игра остановиться и высветится победный экран с соответствующей надписью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MS PGothic" style:font-size-asian="10pt" style:font-name-complex="Courier New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H41M47S</meta:editing-duration>
    <meta:editing-cycles>19</meta:editing-cycles>
    <meta:generator>OpenOffice/4.1.15$Win32 OpenOffice.org_project/4115m2$Build-9813</meta:generator>
    <dc:date>2024-01-23T12:02:02.37</dc:date>
    <dc:creator>матвей буди</dc:creator>
    <meta:document-statistic meta:table-count="0" meta:image-count="0" meta:object-count="0" meta:page-count="2" meta:paragraph-count="21" meta:word-count="357" meta:character-count="2336"/>
    <meta:user-defined meta:name="Info 1"/>
    <meta:user-defined meta:name="Info 2"/>
    <meta:user-defined meta:name="Info 3"/>
    <meta:user-defined meta:name="Info 4"/>
  </office:meta>
</office:document-meta>
</file>